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s" style:family="table">
      <style:table-properties style:width="17.009cm" fo:margin-left="0cm" table:align="left"/>
    </style:style>
    <style:style style:name="Ports.A" style:family="table-column">
      <style:table-column-properties style:column-width="3.099cm"/>
    </style:style>
    <style:style style:name="Ports.B" style:family="table-column">
      <style:table-column-properties style:column-width="1.658cm"/>
    </style:style>
    <style:style style:name="Ports.C" style:family="table-column">
      <style:table-column-properties style:column-width="1.649cm"/>
    </style:style>
    <style:style style:name="Ports.D" style:family="table-column">
      <style:table-column-properties style:column-width="10.603cm"/>
    </style:style>
    <style:style style:name="Ports.A1" style:family="table-cell">
      <style:table-cell-properties fo:background-color="#dddddd" fo:padding="0.097cm" fo:border-left="0.05pt solid #000000" fo:border-right="none" fo:border-top="0.05pt solid #000000" fo:border-bottom="0.05pt solid #000000">
        <style:background-image/>
      </style:table-cell-properties>
    </style:style>
    <style:style style:name="Ports.D1" style:family="table-cell">
      <style:table-cell-properties fo:background-color="#dddddd" fo:padding="0.097cm" fo:border="0.05pt solid #000000">
        <style:background-image/>
      </style:table-cell-properties>
    </style:style>
    <style:style style:name="Ports.A2" style:family="table-cell">
      <style:table-cell-properties fo:padding="0.097cm" fo:border-left="0.05pt solid #000000" fo:border-right="none" fo:border-top="none" fo:border-bottom="0.05pt solid #000000"/>
    </style:style>
    <style:style style:name="Ports.B2" style:family="table-cell">
      <style:table-cell-properties fo:padding="0.097cm" fo:border-left="0.05pt solid #000000" fo:border-right="none" fo:border-top="none" fo:border-bottom="0.05pt solid #000000"/>
    </style:style>
    <style:style style:name="Ports.C2" style:family="table-cell">
      <style:table-cell-properties fo:padding="0.097cm" fo:border-left="0.05pt solid #000000" fo:border-right="none" fo:border-top="none" fo:border-bottom="0.05pt solid #000000"/>
    </style:style>
    <style:style style:name="Ports.D2" style:family="table-cell">
      <style:table-cell-properties fo:padding="0.097cm" fo:border-left="0.05pt solid #000000" fo:border-right="0.05pt solid #000000" fo:border-top="none" fo:border-bottom="0.05pt solid #000000"/>
    </style:style>
    <style:style style:name="Ports.A3" style:family="table-cell">
      <style:table-cell-properties fo:padding="0.097cm" fo:border-left="0.05pt solid #000000" fo:border-right="none" fo:border-top="none" fo:border-bottom="0.05pt solid #000000"/>
    </style:style>
    <style:style style:name="Ports.B3" style:family="table-cell">
      <style:table-cell-properties fo:padding="0.097cm" fo:border-left="0.05pt solid #000000" fo:border-right="none" fo:border-top="none" fo:border-bottom="0.05pt solid #000000"/>
    </style:style>
    <style:style style:name="Ports.C3" style:family="table-cell">
      <style:table-cell-properties fo:padding="0.097cm" fo:border-left="0.05pt solid #000000" fo:border-right="none" fo:border-top="none" fo:border-bottom="0.05pt solid #000000"/>
    </style:style>
    <style:style style:name="Ports.D3" style:family="table-cell">
      <style:table-cell-properties fo:padding="0.097cm" fo:border-left="0.05pt solid #000000" fo:border-right="0.05pt solid #000000" fo:border-top="none" fo:border-bottom="0.05pt solid #000000"/>
    </style:style>
    <style:style style:name="Ports.A4" style:family="table-cell">
      <style:table-cell-properties fo:padding="0.097cm" fo:border-left="0.05pt solid #000000" fo:border-right="none" fo:border-top="none" fo:border-bottom="0.05pt solid #000000"/>
    </style:style>
    <style:style style:name="Ports.B4" style:family="table-cell">
      <style:table-cell-properties fo:padding="0.097cm" fo:border-left="0.05pt solid #000000" fo:border-right="none" fo:border-top="none" fo:border-bottom="0.05pt solid #000000"/>
    </style:style>
    <style:style style:name="Ports.C4" style:family="table-cell">
      <style:table-cell-properties fo:padding="0.097cm" fo:border-left="0.05pt solid #000000" fo:border-right="none" fo:border-top="none" fo:border-bottom="0.05pt solid #000000"/>
    </style:style>
    <style:style style:name="Ports.D4" style:family="table-cell">
      <style:table-cell-properties fo:padding="0.097cm" fo:border-left="0.05pt solid #000000" fo:border-right="0.05pt solid #000000" fo:border-top="none" fo:border-bottom="0.05pt solid #000000"/>
    </style:style>
    <style:style style:name="Ports.A5" style:family="table-cell">
      <style:table-cell-properties fo:padding="0.097cm" fo:border-left="0.05pt solid #000000" fo:border-right="none" fo:border-top="none" fo:border-bottom="0.05pt solid #000000"/>
    </style:style>
    <style:style style:name="Ports.B5" style:family="table-cell">
      <style:table-cell-properties fo:padding="0.097cm" fo:border-left="0.05pt solid #000000" fo:border-right="none" fo:border-top="none" fo:border-bottom="0.05pt solid #000000"/>
    </style:style>
    <style:style style:name="Ports.C5" style:family="table-cell">
      <style:table-cell-properties fo:padding="0.097cm" fo:border-left="0.05pt solid #000000" fo:border-right="none" fo:border-top="none" fo:border-bottom="0.05pt solid #000000"/>
    </style:style>
    <style:style style:name="Ports.D5" style:family="table-cell">
      <style:table-cell-properties fo:padding="0.097cm" fo:border-left="0.05pt solid #000000" fo:border-right="0.05pt solid #000000" fo:border-top="none" fo:border-bottom="0.05pt solid #000000"/>
    </style:style>
    <style:style style:name="Ports.A6" style:family="table-cell">
      <style:table-cell-properties fo:padding="0.097cm" fo:border-left="0.05pt solid #000000" fo:border-right="none" fo:border-top="none" fo:border-bottom="0.05pt solid #000000"/>
    </style:style>
    <style:style style:name="Ports.B6" style:family="table-cell">
      <style:table-cell-properties fo:padding="0.097cm" fo:border-left="0.05pt solid #000000" fo:border-right="none" fo:border-top="none" fo:border-bottom="0.05pt solid #000000"/>
    </style:style>
    <style:style style:name="Ports.C6" style:family="table-cell">
      <style:table-cell-properties fo:padding="0.097cm" fo:border-left="0.05pt solid #000000" fo:border-right="none" fo:border-top="none" fo:border-bottom="0.05pt solid #000000"/>
    </style:style>
    <style:style style:name="Ports.D6" style:family="table-cell">
      <style:table-cell-properties fo:padding="0.097cm" fo:border-left="0.05pt solid #000000" fo:border-right="0.05pt solid #000000" fo:border-top="none" fo:border-bottom="0.05pt solid #000000"/>
    </style:style>
    <style:style style:name="Ports.A7" style:family="table-cell">
      <style:table-cell-properties fo:padding="0.097cm" fo:border-left="0.05pt solid #000000" fo:border-right="none" fo:border-top="none" fo:border-bottom="0.05pt solid #000000"/>
    </style:style>
    <style:style style:name="Ports.B7" style:family="table-cell">
      <style:table-cell-properties fo:padding="0.097cm" fo:border-left="0.05pt solid #000000" fo:border-right="none" fo:border-top="none" fo:border-bottom="0.05pt solid #000000"/>
    </style:style>
    <style:style style:name="Ports.C7" style:family="table-cell">
      <style:table-cell-properties fo:padding="0.097cm" fo:border-left="0.05pt solid #000000" fo:border-right="none" fo:border-top="none" fo:border-bottom="0.05pt solid #000000"/>
    </style:style>
    <style:style style:name="Ports.D7" style:family="table-cell">
      <style:table-cell-properties fo:padding="0.097cm" fo:border-left="0.05pt solid #000000" fo:border-right="0.05pt solid #000000" fo:border-top="none" fo:border-bottom="0.05pt solid #000000"/>
    </style:style>
    <style:style style:name="Ports.A8" style:family="table-cell">
      <style:table-cell-properties fo:padding="0.097cm" fo:border-left="0.05pt solid #000000" fo:border-right="none" fo:border-top="none" fo:border-bottom="0.05pt solid #000000"/>
    </style:style>
    <style:style style:name="Ports.B8" style:family="table-cell">
      <style:table-cell-properties fo:padding="0.097cm" fo:border-left="0.05pt solid #000000" fo:border-right="none" fo:border-top="none" fo:border-bottom="0.05pt solid #000000"/>
    </style:style>
    <style:style style:name="Ports.C8" style:family="table-cell">
      <style:table-cell-properties fo:padding="0.097cm" fo:border-left="0.05pt solid #000000" fo:border-right="none" fo:border-top="none" fo:border-bottom="0.05pt solid #000000"/>
    </style:style>
    <style:style style:name="Ports.D8" style:family="table-cell">
      <style:table-cell-properties fo:padding="0.097cm" fo:border-left="0.05pt solid #000000" fo:border-right="0.05pt solid #000000" fo:border-top="none" fo:border-bottom="0.05pt solid #000000"/>
    </style:style>
    <style:style style:name="Ports.A9" style:family="table-cell">
      <style:table-cell-properties fo:padding="0.097cm" fo:border-left="0.05pt solid #000000" fo:border-right="none" fo:border-top="none" fo:border-bottom="0.05pt solid #000000"/>
    </style:style>
    <style:style style:name="Ports.B9" style:family="table-cell">
      <style:table-cell-properties fo:padding="0.097cm" fo:border-left="0.05pt solid #000000" fo:border-right="none" fo:border-top="none" fo:border-bottom="0.05pt solid #000000"/>
    </style:style>
    <style:style style:name="Ports.C9" style:family="table-cell">
      <style:table-cell-properties fo:padding="0.097cm" fo:border-left="0.05pt solid #000000" fo:border-right="none" fo:border-top="none" fo:border-bottom="0.05pt solid #000000"/>
    </style:style>
    <style:style style:name="Ports.D9" style:family="table-cell">
      <style:table-cell-properties fo:padding="0.097cm" fo:border-left="0.05pt solid #000000" fo:border-right="0.05pt solid #000000" fo:border-top="none" fo:border-bottom="0.05pt solid #000000"/>
    </style:style>
    <style:style style:name="RCP-Pakete" style:family="table">
      <style:table-properties style:width="17.009cm" fo:margin-left="0cm" table:align="left"/>
    </style:style>
    <style:style style:name="RCP-Pakete.A" style:family="table-column">
      <style:table-column-properties style:column-width="1.7cm"/>
    </style:style>
    <style:style style:name="RCP-Pakete.B" style:family="table-column">
      <style:table-column-properties style:column-width="6.502cm"/>
    </style:style>
    <style:style style:name="RCP-Pakete.C" style:family="table-column">
      <style:table-column-properties style:column-width="8.807cm"/>
    </style:style>
    <style:style style:name="RCP-Pakete.A1" style:family="table-cell">
      <style:table-cell-properties fo:background-color="#eeeeee" fo:padding="0.097cm" fo:border-left="0.05pt solid #000000" fo:border-right="none" fo:border-top="0.05pt solid #000000" fo:border-bottom="0.05pt solid #000000">
        <style:background-image/>
      </style:table-cell-properties>
    </style:style>
    <style:style style:name="RCP-Pakete.C1" style:family="table-cell">
      <style:table-cell-properties fo:background-color="#eeeeee" fo:padding="0.097cm" fo:border="0.05pt solid #000000">
        <style:background-image/>
      </style:table-cell-properties>
    </style:style>
    <style:style style:name="RCP-Pakete.A2" style:family="table-cell">
      <style:table-cell-properties fo:padding="0.097cm" fo:border-left="0.05pt solid #000000" fo:border-right="none" fo:border-top="none" fo:border-bottom="0.05pt solid #000000"/>
    </style:style>
    <style:style style:name="RCP-Pakete.B2" style:family="table-cell">
      <style:table-cell-properties fo:padding="0.097cm" fo:border-left="0.05pt solid #000000" fo:border-right="none" fo:border-top="none" fo:border-bottom="0.05pt solid #000000"/>
    </style:style>
    <style:style style:name="RCP-Pakete.C2" style:family="table-cell">
      <style:table-cell-properties fo:padding="0.097cm" fo:border-left="0.05pt solid #000000" fo:border-right="0.05pt solid #000000" fo:border-top="none" fo:border-bottom="0.05pt solid #000000"/>
    </style:style>
    <style:style style:name="RCP-Pakete.A3" style:family="table-cell">
      <style:table-cell-properties fo:padding="0.097cm" fo:border-left="0.05pt solid #000000" fo:border-right="none" fo:border-top="none" fo:border-bottom="0.05pt solid #000000"/>
    </style:style>
    <style:style style:name="RCP-Pakete.B3" style:family="table-cell">
      <style:table-cell-properties fo:padding="0.097cm" fo:border-left="0.05pt solid #000000" fo:border-right="none" fo:border-top="none" fo:border-bottom="0.05pt solid #000000"/>
    </style:style>
    <style:style style:name="RCP-Pakete.C3" style:family="table-cell">
      <style:table-cell-properties fo:padding="0.097cm" fo:border-left="0.05pt solid #000000" fo:border-right="0.05pt solid #000000" fo:border-top="none" fo:border-bottom="0.05pt solid #000000"/>
    </style:style>
    <style:style style:name="RCP-Pakete.A4" style:family="table-cell">
      <style:table-cell-properties fo:padding="0.097cm" fo:border-left="0.05pt solid #000000" fo:border-right="none" fo:border-top="none" fo:border-bottom="0.05pt solid #000000"/>
    </style:style>
    <style:style style:name="RCP-Pakete.B4" style:family="table-cell">
      <style:table-cell-properties fo:padding="0.097cm" fo:border-left="0.05pt solid #000000" fo:border-right="none" fo:border-top="none" fo:border-bottom="0.05pt solid #000000"/>
    </style:style>
    <style:style style:name="RCP-Pakete.C4" style:family="table-cell">
      <style:table-cell-properties fo:padding="0.097cm" fo:border-left="0.05pt solid #000000" fo:border-right="0.05pt solid #000000" fo:border-top="none" fo:border-bottom="0.05pt solid #000000"/>
    </style:style>
    <style:style style:name="RCP-Pakete.A5" style:family="table-cell">
      <style:table-cell-properties fo:padding="0.097cm" fo:border-left="0.05pt solid #000000" fo:border-right="none" fo:border-top="none" fo:border-bottom="0.05pt solid #000000"/>
    </style:style>
    <style:style style:name="RCP-Pakete.B5" style:family="table-cell">
      <style:table-cell-properties fo:padding="0.097cm" fo:border-left="0.05pt solid #000000" fo:border-right="none" fo:border-top="none" fo:border-bottom="0.05pt solid #000000"/>
    </style:style>
    <style:style style:name="RCP-Pakete.C5" style:family="table-cell">
      <style:table-cell-properties fo:padding="0.097cm" fo:border-left="0.05pt solid #000000" fo:border-right="0.05pt solid #000000" fo:border-top="none" fo:border-bottom="0.05pt solid #000000"/>
    </style:style>
    <style:style style:name="RCP-Pakete.A6" style:family="table-cell">
      <style:table-cell-properties fo:padding="0.097cm" fo:border-left="0.05pt solid #000000" fo:border-right="none" fo:border-top="none" fo:border-bottom="0.05pt solid #000000"/>
    </style:style>
    <style:style style:name="RCP-Pakete.B6" style:family="table-cell">
      <style:table-cell-properties fo:padding="0.097cm" fo:border-left="0.05pt solid #000000" fo:border-right="none" fo:border-top="none" fo:border-bottom="0.05pt solid #000000"/>
    </style:style>
    <style:style style:name="RCP-Pakete.C6" style:family="table-cell">
      <style:table-cell-properties fo:padding="0.097cm" fo:border-left="0.05pt solid #000000" fo:border-right="0.05pt solid #000000" fo:border-top="none" fo:border-bottom="0.05pt solid #000000"/>
    </style:style>
    <style:style style:name="RCP-Pakete.A7" style:family="table-cell">
      <style:table-cell-properties fo:padding="0.097cm" fo:border-left="0.05pt solid #000000" fo:border-right="none" fo:border-top="none" fo:border-bottom="0.05pt solid #000000"/>
    </style:style>
    <style:style style:name="RCP-Pakete.B7" style:family="table-cell">
      <style:table-cell-properties fo:padding="0.097cm" fo:border-left="0.05pt solid #000000" fo:border-right="none" fo:border-top="none" fo:border-bottom="0.05pt solid #000000"/>
    </style:style>
    <style:style style:name="RCP-Pakete.C7" style:family="table-cell">
      <style:table-cell-properties fo:padding="0.097cm" fo:border-left="0.05pt solid #000000" fo:border-right="0.05pt solid #000000" fo:border-top="none" fo:border-bottom="0.05pt solid #000000"/>
    </style:style>
    <style:style style:name="RCP-Pakete.A8" style:family="table-cell">
      <style:table-cell-properties fo:padding="0.097cm" fo:border-left="0.05pt solid #000000" fo:border-right="none" fo:border-top="none" fo:border-bottom="0.05pt solid #000000"/>
    </style:style>
    <style:style style:name="RCP-Pakete.B8" style:family="table-cell">
      <style:table-cell-properties fo:padding="0.097cm" fo:border-left="0.05pt solid #000000" fo:border-right="none" fo:border-top="none" fo:border-bottom="0.05pt solid #000000"/>
    </style:style>
    <style:style style:name="RCP-Pakete.C8" style:family="table-cell">
      <style:table-cell-properties fo:padding="0.097cm" fo:border-left="0.05pt solid #000000" fo:border-right="0.05pt solid #000000" fo:border-top="none" fo:border-bottom="0.05pt solid #000000"/>
    </style:style>
    <style:style style:name="RCP-Pakete.A9" style:family="table-cell">
      <style:table-cell-properties fo:padding="0.097cm" fo:border-left="0.05pt solid #000000" fo:border-right="none" fo:border-top="none" fo:border-bottom="0.05pt solid #000000"/>
    </style:style>
    <style:style style:name="RCP-Pakete.B9" style:family="table-cell">
      <style:table-cell-properties fo:padding="0.097cm" fo:border-left="0.05pt solid #000000" fo:border-right="none" fo:border-top="none" fo:border-bottom="0.05pt solid #000000"/>
    </style:style>
    <style:style style:name="RCP-Pakete.C9" style:family="table-cell">
      <style:table-cell-properties fo:padding="0.097cm" fo:border-left="0.05pt solid #000000" fo:border-right="0.05pt solid #000000" fo:border-top="none" fo:border-bottom="0.05pt solid #000000"/>
    </style:style>
    <style:style style:name="RCP-Pakete.A10" style:family="table-cell">
      <style:table-cell-properties fo:padding="0.097cm" fo:border-left="0.05pt solid #000000" fo:border-right="none" fo:border-top="none" fo:border-bottom="0.05pt solid #000000"/>
    </style:style>
    <style:style style:name="RCP-Pakete.B10" style:family="table-cell">
      <style:table-cell-properties fo:padding="0.097cm" fo:border-left="0.05pt solid #000000" fo:border-right="none" fo:border-top="none" fo:border-bottom="0.05pt solid #000000"/>
    </style:style>
    <style:style style:name="RCP-Pakete.C10" style:family="table-cell">
      <style:table-cell-properties fo:padding="0.097cm" fo:border-left="0.05pt solid #000000" fo:border-right="0.05pt solid #000000" fo:border-top="none" fo:border-bottom="0.05pt solid #000000"/>
    </style:style>
    <style:style style:name="RCP-Pakete.A11" style:family="table-cell">
      <style:table-cell-properties fo:padding="0.097cm" fo:border-left="0.05pt solid #000000" fo:border-right="none" fo:border-top="none" fo:border-bottom="0.05pt solid #000000"/>
    </style:style>
    <style:style style:name="RCP-Pakete.B11" style:family="table-cell">
      <style:table-cell-properties fo:padding="0.097cm" fo:border-left="0.05pt solid #000000" fo:border-right="none" fo:border-top="none" fo:border-bottom="0.05pt solid #000000"/>
    </style:style>
    <style:style style:name="RCP-Pakete.C11"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235c" officeooo:paragraph-rsid="0004235c"/>
    </style:style>
    <style:style style:name="P2" style:family="paragraph" style:parent-style-name="Standard">
      <style:text-properties officeooo:rsid="0004235c" officeooo:paragraph-rsid="0023fa99"/>
    </style:style>
    <style:style style:name="P3" style:family="paragraph" style:parent-style-name="Standard">
      <style:text-properties officeooo:rsid="00053583" officeooo:paragraph-rsid="00053583"/>
    </style:style>
    <style:style style:name="P4" style:family="paragraph" style:parent-style-name="Standard">
      <style:text-properties officeooo:rsid="00055078" officeooo:paragraph-rsid="00055078"/>
    </style:style>
    <style:style style:name="P5" style:family="paragraph" style:parent-style-name="Standard">
      <style:text-properties officeooo:rsid="00055078" officeooo:paragraph-rsid="0007c60d"/>
    </style:style>
    <style:style style:name="P6" style:family="paragraph" style:parent-style-name="Standard">
      <style:text-properties officeooo:rsid="00066872" officeooo:paragraph-rsid="00066872"/>
    </style:style>
    <style:style style:name="P7" style:family="paragraph" style:parent-style-name="Standard">
      <style:text-properties officeooo:rsid="0007c60d" officeooo:paragraph-rsid="0007c60d"/>
    </style:style>
    <style:style style:name="P8" style:family="paragraph" style:parent-style-name="Standard">
      <style:text-properties officeooo:rsid="000a4118" officeooo:paragraph-rsid="000a4118"/>
    </style:style>
    <style:style style:name="P9" style:family="paragraph" style:parent-style-name="Standard">
      <style:text-properties officeooo:rsid="000fa3ea" officeooo:paragraph-rsid="000fa3ea"/>
    </style:style>
    <style:style style:name="P10" style:family="paragraph" style:parent-style-name="Standard">
      <style:text-properties officeooo:rsid="00151cb0" officeooo:paragraph-rsid="00151cb0"/>
    </style:style>
    <style:style style:name="P11" style:family="paragraph" style:parent-style-name="Standard">
      <style:text-properties officeooo:rsid="0023f953" officeooo:paragraph-rsid="0023f953"/>
    </style:style>
    <style:style style:name="P12" style:family="paragraph" style:parent-style-name="Standard">
      <style:text-properties officeooo:rsid="0028d373" officeooo:paragraph-rsid="0028d373"/>
    </style:style>
    <style:style style:name="P13" style:family="paragraph" style:parent-style-name="Standard">
      <style:text-properties officeooo:rsid="0028d373" officeooo:paragraph-rsid="002f96c9"/>
    </style:style>
    <style:style style:name="P14" style:family="paragraph" style:parent-style-name="Standard">
      <style:text-properties officeooo:rsid="002ef255" officeooo:paragraph-rsid="002ef255"/>
    </style:style>
    <style:style style:name="P15" style:family="paragraph" style:parent-style-name="Standard">
      <style:text-properties officeooo:rsid="002f96c9" officeooo:paragraph-rsid="002f96c9"/>
    </style:style>
    <style:style style:name="P16" style:family="paragraph" style:parent-style-name="Table_20_Contents">
      <style:paragraph-properties fo:text-align="center" style:justify-single-word="false"/>
      <style:text-properties fo:font-weight="bold" officeooo:rsid="000a4118" officeooo:paragraph-rsid="000a4118" style:font-weight-asian="bold" style:font-weight-complex="bold"/>
    </style:style>
    <style:style style:name="P17" style:family="paragraph" style:parent-style-name="Table_20_Contents">
      <style:text-properties fo:font-weight="bold" officeooo:rsid="000dafa6" officeooo:paragraph-rsid="000dafa6" style:font-weight-asian="bold" style:font-weight-complex="bold"/>
    </style:style>
    <style:style style:name="P18" style:family="paragraph" style:parent-style-name="Table_20_Contents">
      <style:text-properties fo:font-weight="bold" officeooo:rsid="0021bf72" officeooo:paragraph-rsid="0021bf72" style:font-weight-asian="bold" style:font-weight-complex="bold"/>
    </style:style>
    <style:style style:name="P19" style:family="paragraph" style:parent-style-name="Table_20_Contents">
      <style:text-properties fo:font-weight="bold" officeooo:rsid="0020ea04" officeooo:paragraph-rsid="0021a09e" style:font-weight-asian="bold" style:font-weight-complex="bold"/>
    </style:style>
    <style:style style:name="P20" style:family="paragraph" style:parent-style-name="Table_20_Contents">
      <style:text-properties fo:font-weight="bold" officeooo:rsid="0020ea04" officeooo:paragraph-rsid="0020ea04" style:font-weight-asian="bold" style:font-weight-complex="bold"/>
    </style:style>
    <style:style style:name="P21" style:family="paragraph" style:parent-style-name="Table_20_Contents">
      <style:text-properties fo:font-weight="bold" officeooo:rsid="00206097" officeooo:paragraph-rsid="00206097" style:font-weight-asian="bold" style:font-weight-complex="bold"/>
    </style:style>
    <style:style style:name="P22" style:family="paragraph" style:parent-style-name="Table_20_Contents">
      <style:paragraph-properties fo:text-align="center" style:justify-single-word="false"/>
      <style:text-properties fo:font-weight="bold" officeooo:rsid="002f96c9" officeooo:paragraph-rsid="002f96c9" style:font-weight-asian="bold" style:font-weight-complex="bold"/>
    </style:style>
    <style:style style:name="P23" style:family="paragraph" style:parent-style-name="Table_20_Contents">
      <style:paragraph-properties fo:text-align="center" style:justify-single-word="false"/>
      <style:text-properties officeooo:rsid="000a7489" officeooo:paragraph-rsid="000a7489"/>
    </style:style>
    <style:style style:name="P24" style:family="paragraph" style:parent-style-name="Table_20_Contents">
      <style:text-properties officeooo:rsid="000b5a32" officeooo:paragraph-rsid="000b5a32"/>
    </style:style>
    <style:style style:name="P25" style:family="paragraph" style:parent-style-name="Table_20_Contents">
      <style:text-properties officeooo:rsid="000dafa6" officeooo:paragraph-rsid="000dafa6"/>
    </style:style>
    <style:style style:name="P26" style:family="paragraph" style:parent-style-name="Table_20_Contents">
      <style:text-properties officeooo:rsid="00106f29" officeooo:paragraph-rsid="00106f29"/>
    </style:style>
    <style:style style:name="P27" style:family="paragraph" style:parent-style-name="Table_20_Contents">
      <style:text-properties officeooo:rsid="00106f29" officeooo:paragraph-rsid="00199afc"/>
    </style:style>
    <style:style style:name="P28" style:family="paragraph" style:parent-style-name="Table_20_Contents">
      <style:text-properties officeooo:rsid="001378e5" officeooo:paragraph-rsid="001378e5"/>
    </style:style>
    <style:style style:name="P29" style:family="paragraph" style:parent-style-name="Table_20_Contents">
      <style:text-properties officeooo:rsid="0017d9ca" officeooo:paragraph-rsid="0017d9ca"/>
    </style:style>
    <style:style style:name="P30" style:family="paragraph" style:parent-style-name="Table_20_Contents">
      <style:text-properties officeooo:rsid="001942a2" officeooo:paragraph-rsid="001942a2"/>
    </style:style>
    <style:style style:name="P31" style:family="paragraph" style:parent-style-name="Table_20_Contents">
      <style:text-properties officeooo:rsid="001ea724" officeooo:paragraph-rsid="001ea724"/>
    </style:style>
    <style:style style:name="P32" style:family="paragraph" style:parent-style-name="Table_20_Contents">
      <style:text-properties officeooo:rsid="00206097" officeooo:paragraph-rsid="00206097"/>
    </style:style>
    <style:style style:name="P33" style:family="paragraph" style:parent-style-name="Table_20_Contents">
      <style:text-properties officeooo:rsid="0020ea04" officeooo:paragraph-rsid="0020ea04"/>
    </style:style>
    <style:style style:name="P34" style:family="paragraph" style:parent-style-name="Table_20_Contents">
      <style:text-properties officeooo:rsid="0021a09e" officeooo:paragraph-rsid="0021a09e"/>
    </style:style>
    <style:style style:name="P35" style:family="paragraph" style:parent-style-name="Table_20_Contents">
      <style:text-properties officeooo:rsid="001c94fa" officeooo:paragraph-rsid="001c94fa"/>
    </style:style>
    <style:style style:name="P36" style:family="paragraph" style:parent-style-name="Table_20_Contents">
      <style:text-properties officeooo:rsid="002d69e7" officeooo:paragraph-rsid="002d69e7"/>
    </style:style>
    <style:style style:name="P37" style:family="paragraph" style:parent-style-name="Table_20_Contents">
      <style:text-properties officeooo:rsid="002f96c9" officeooo:paragraph-rsid="002f96c9"/>
    </style:style>
    <style:style style:name="P38" style:family="paragraph" style:parent-style-name="Table_20_Contents">
      <style:text-properties officeooo:rsid="0030da66" officeooo:paragraph-rsid="0030da66"/>
    </style:style>
    <style:style style:name="P39" style:family="paragraph" style:parent-style-name="Table_20_Contents">
      <style:text-properties officeooo:rsid="00317184" officeooo:paragraph-rsid="00317184"/>
    </style:style>
    <style:style style:name="P40" style:family="paragraph" style:parent-style-name="Table_20_Contents">
      <style:text-properties officeooo:rsid="0033121c" officeooo:paragraph-rsid="0033121c"/>
    </style:style>
    <style:style style:name="P41" style:family="paragraph" style:parent-style-name="Table_20_Contents">
      <style:text-properties officeooo:rsid="0034eca7" officeooo:paragraph-rsid="0034eca7"/>
    </style:style>
    <style:style style:name="P42" style:family="paragraph" style:parent-style-name="Table_20_Contents">
      <style:text-properties officeooo:rsid="00360988" officeooo:paragraph-rsid="00360988"/>
    </style:style>
    <style:style style:name="P43" style:family="paragraph" style:parent-style-name="Table_20_Contents">
      <style:text-properties officeooo:rsid="00378470" officeooo:paragraph-rsid="00378470"/>
    </style:style>
    <style:style style:name="P44" style:family="paragraph" style:parent-style-name="Table_20_Contents">
      <style:text-properties officeooo:rsid="00378470" officeooo:paragraph-rsid="003cf2ee"/>
    </style:style>
    <style:style style:name="P45" style:family="paragraph" style:parent-style-name="Table_20_Contents">
      <style:text-properties officeooo:rsid="003839cf" officeooo:paragraph-rsid="003839cf"/>
    </style:style>
    <style:style style:name="P46" style:family="paragraph" style:parent-style-name="Table_20_Contents">
      <style:text-properties officeooo:rsid="0039e006" officeooo:paragraph-rsid="0039e006"/>
    </style:style>
    <style:style style:name="P47" style:family="paragraph" style:parent-style-name="Table_20_Contents" style:list-style-name="L1">
      <style:text-properties officeooo:rsid="00314d3c" officeooo:paragraph-rsid="0034eca7"/>
    </style:style>
    <style:style style:name="P48" style:family="paragraph" style:parent-style-name="Standard" style:list-style-name="L2">
      <style:text-properties officeooo:paragraph-rsid="0023f953"/>
    </style:style>
    <style:style style:name="P49" style:family="paragraph" style:parent-style-name="Standard" style:list-style-name="L2">
      <style:text-properties officeooo:rsid="0023fa99" officeooo:paragraph-rsid="0023fa99"/>
    </style:style>
    <style:style style:name="T1" style:family="text">
      <style:text-properties officeooo:rsid="00053583"/>
    </style:style>
    <style:style style:name="T2" style:family="text">
      <style:text-properties officeooo:rsid="00055078"/>
    </style:style>
    <style:style style:name="T3" style:family="text">
      <style:text-properties officeooo:rsid="0007c60d"/>
    </style:style>
    <style:style style:name="T4" style:family="text">
      <style:text-properties officeooo:rsid="00085494"/>
    </style:style>
    <style:style style:name="T5" style:family="text">
      <style:text-properties officeooo:rsid="0011c4ac"/>
    </style:style>
    <style:style style:name="T6" style:family="text">
      <style:text-properties officeooo:rsid="00164d3c"/>
    </style:style>
    <style:style style:name="T7" style:family="text">
      <style:text-properties officeooo:rsid="001946d1"/>
    </style:style>
    <style:style style:name="T8" style:family="text">
      <style:text-properties officeooo:rsid="00198707"/>
    </style:style>
    <style:style style:name="T9" style:family="text">
      <style:text-properties officeooo:rsid="00206097"/>
    </style:style>
    <style:style style:name="T10" style:family="text">
      <style:text-properties fo:font-weight="bold" style:font-weight-asian="bold" style:font-weight-complex="bold"/>
    </style:style>
    <style:style style:name="T11" style:family="text">
      <style:text-properties officeooo:rsid="0023f953"/>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7f713"/>
    </style:style>
    <style:style style:name="T14" style:family="text">
      <style:text-properties officeooo:rsid="0029414f"/>
    </style:style>
    <style:style style:name="T15" style:family="text">
      <style:text-properties officeooo:rsid="002997b2"/>
    </style:style>
    <style:style style:name="T16" style:family="text">
      <style:text-properties officeooo:rsid="002a5b97"/>
    </style:style>
    <style:style style:name="T17" style:family="text">
      <style:text-properties officeooo:rsid="002ab24f"/>
    </style:style>
    <style:style style:name="T18" style:family="text">
      <style:text-properties officeooo:rsid="0028d373"/>
    </style:style>
    <style:style style:name="T19" style:family="text">
      <style:text-properties officeooo:rsid="0030da66"/>
    </style:style>
    <style:style style:name="T20" style:family="text">
      <style:text-properties officeooo:rsid="00330687"/>
    </style:style>
    <style:style style:name="T21" style:family="text">
      <style:text-properties officeooo:rsid="003b7ae7"/>
    </style:style>
    <style:style style:name="T22" style:family="text">
      <style:text-properties officeooo:rsid="003cf2ee"/>
    </style:style>
    <style:style style:name="T23" style:family="text">
      <style:text-properties officeooo:rsid="003cf7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Analyse </text:span><text:bookmark-start text:name="__DdeLink__0_214485990"/>Hytera Protokoll IP-Dispatch ↔ Repeater<text:bookmark-end text:name="__DdeLink__0_214485990"/></text:h>
      <text:p text:style-name="P1"/>
      <text:p text:style-name="P10">Repeater ID: <text:bookmark-start text:name="__DdeLink__20_214485990"/>2622007<text:bookmark-end text:name="__DdeLink__20_214485990"/> (0x28 0x02 0x37)</text:p>
      <text:p text:style-name="P4"/>
      <text:p text:style-name="P4">Alle Kommunikation erfolgt via UDP/IP.</text:p>
      <text:p text:style-name="P4">Benutzte Portnummer<text:span text:style-name="T17">n</text:span>: <text:bookmark-start text:name="__DdeLink__6_214485990"/>30001-30010, <text:bookmark-start text:name="__DdeLink__3_214485990"/>30012, 30014<text:bookmark-end text:name="__DdeLink__6_214485990"/><text:bookmark-end text:name="__DdeLink__3_214485990"/></text:p>
      <text:p text:style-name="P1"/>
      <text:p text:style-name="P4">Quell-Port und Ziel-Port der UDP-Pakete sind immer identisch.</text:p>
      <text:p text:style-name="P1"/>
      <text:p text:style-name="P6">Alle Ports werden bidirektional benutzt, wobei eine Richtung extrem dominieren kann.</text:p>
      <text:p text:style-name="P1"/>
      <text:p text:style-name="P4">In Ruhe ist auf 30012 + 30014 mit Abstand am meisten Betrieb.</text:p>
      <text:p text:style-name="P1"/>
      <text:p text:style-name="P5">30001-30010 <text:span text:style-name="T3">und</text:span> <text:bookmark-start text:name="__DdeLink__18_214485990"/><text:bookmark-start text:name="__DdeLink__3_2144859901"/>30012<text:span text:style-name="T3">+</text:span>30014<text:bookmark-end text:name="__DdeLink__18_214485990"/><text:bookmark-end text:name="__DdeLink__3_2144859901"/> <text:span text:style-name="T3">scheinen zwei Gruppen zu bilden.</text:span></text:p>
      <text:p text:style-name="P5"/>
      <text:p text:style-name="P7">Die Pakete transportieren oft die selben Daten, somit sind es vermutlich mehrere Instanzen des selben Protokolls <text:span text:style-name="T4">oder die Daten sind irgendwie gekappselt</text:span>.</text:p>
      <text:p text:style-name="P1"/>
      <text:p text:style-name="P8">Ports aus der IP-Dispatch-Konfiguration:</text:p>
      <text:p text:style-name="P8"/>
      <table:table table:name="Ports" table:style-name="Ports">
        <table:table-column table:style-name="Ports.A"/>
        <table:table-column table:style-name="Ports.B"/>
        <table:table-column table:style-name="Ports.C"/>
        <table:table-column table:style-name="Ports.D"/>
        <table:table-row>
          <table:table-cell table:style-name="Ports.A1" office:value-type="string">
            <text:p text:style-name="P16">Name:</text:p>
          </table:table-cell>
          <table:table-cell table:style-name="Ports.A1" office:value-type="string">
            <text:p text:style-name="P16">Port 1:</text:p>
          </table:table-cell>
          <table:table-cell table:style-name="Ports.A1" office:value-type="string">
            <text:p text:style-name="P16">Port 2:</text:p>
          </table:table-cell>
          <table:table-cell table:style-name="Ports.D1" office:value-type="string">
            <text:p text:style-name="P16">Vermutete Bedeutung:</text:p>
          </table:table-cell>
        </table:table-row>
        <table:table-row>
          <table:table-cell table:style-name="Ports.A6" office:value-type="string">
            <text:p text:style-name="P23">RRS</text:p>
          </table:table-cell>
          <table:table-cell table:style-name="Ports.B2" office:value-type="string">
            <text:p text:style-name="P23"><text:bookmark-start text:name="__DdeLink__9_214485990"/>3000<text:bookmark-end text:name="__DdeLink__9_214485990"/>1</text:p>
          </table:table-cell>
          <table:table-cell table:style-name="Ports.C2" office:value-type="string">
            <text:p text:style-name="P23">30002</text:p>
          </table:table-cell>
          <table:table-cell table:style-name="Ports.D2" office:value-type="string">
            <text:p text:style-name="P24"><text:span text:style-name="T10">Radio Registration Service</text:span>: Anmelden der Funkgeräte am Netz?</text:p>
            <text:p text:style-name="P24"/>
            <text:p text:style-name="P31">"The data services include positioning, text messaging, telemetry, and data transfer. These applications require data interaction with the radio. The power on/off state of the radio must be controlled. The Radio Registration Protocol (RRS) provides a common registration service. This service can receive or cancel the radio registration application, store related data, and transmit data to the required client application system. Thus, all application client programs obtain online information of the radio through accessing the RRS server, thus saving wireless talkback channel resources.</text:p>
            <text:p text:style-name="P31"/>
            <text:p text:style-name="P31">As shown in Figure 6, the RRS is a protocol based on the UDP/IP. The radio sends registration information to the console in the control center when the radio is either powered on or off. The console then transfers the protocol data packet to the RRS server through the USB. The RRS server records the radio data after receiving the registration information. </text:p>
            <text:p text:style-name="P31">The RRS contains the following two basic protocols.</text:p>
            <text:p text:style-name="P31"/>
            <text:p text:style-name="P31">On-Line Protocol </text:p>
            <text:p text:style-name="P31">When the radio is powered on, it sends the On-Line Registration Protocol to the RRS server, indicating that the radio has logged into the application system. The RRS server receives the registration information sent by the radio, and sends an ACK to the radio. </text:p>
            <text:p text:style-name="P31"><text:soft-page-break/>Off-Line Protocol </text:p>
            <text:p text:style-name="P31">When the radio is powered off, it sends the Off-Line Registration Protocol to the RRS server, indicating that the radio has exited the application system. The RRS server receives the cancellation information sent by the radio, and sends an ACK to the radio."</text:p>
            <text:p text:style-name="P31">http://www.hytera.com/navigation.htm?newsId=1068&amp;columnType=news</text:p>
          </table:table-cell>
        </table:table-row>
        <table:table-row>
          <table:table-cell table:style-name="Ports.A6" office:value-type="string">
            <text:p text:style-name="P23">LP</text:p>
          </table:table-cell>
          <table:table-cell table:style-name="Ports.B3" office:value-type="string">
            <text:p text:style-name="P23">30003</text:p>
          </table:table-cell>
          <table:table-cell table:style-name="Ports.C3" office:value-type="string">
            <text:p text:style-name="P23">30004</text:p>
          </table:table-cell>
          <table:table-cell table:style-name="Ports.D3" office:value-type="string">
            <text:p text:style-name="P21"><text:bookmark-start text:name="__DdeLink__24_214485990"/>Hytera <text:bookmark-end text:name="__DdeLink__24_214485990"/>Location Protocol?</text:p>
            <text:p text:style-name="P32">http://www.hytera.com/mena/navigation.htm?newsId=9084&amp;columnType=news</text:p>
          </table:table-cell>
        </table:table-row>
        <table:table-row>
          <table:table-cell table:style-name="Ports.A6" office:value-type="string">
            <text:p text:style-name="P23">TP</text:p>
          </table:table-cell>
          <table:table-cell table:style-name="Ports.B4" office:value-type="string">
            <text:p text:style-name="P23">30005</text:p>
          </table:table-cell>
          <table:table-cell table:style-name="Ports.C4" office:value-type="string">
            <text:p text:style-name="P23">30006</text:p>
          </table:table-cell>
          <table:table-cell table:style-name="Ports.D4" office:value-type="string">
            <text:p text:style-name="P20"><text:bookmark-start text:name="__DdeLink__26_214485990"/><text:span text:style-name="T9">Hytera </text:span><text:bookmark-end text:name="__DdeLink__26_214485990"/>Telemetry <text:bookmark-start text:name="__DdeLink__28_214485990"/>Protocol?<text:bookmark-end text:name="__DdeLink__28_214485990"/></text:p>
            <text:p text:style-name="P33">„Through this interface, the PC application system can monitor the information input into the Hytera radio and control its output. For example, it can monitor the input/output state of the radio’s general purpose input/output (GPIO) interface. Users connect the sensor to the GPIO interface of the radio. Thus, the radio can detect the changes in the sensor, and send the related data to the monitoring center through the wireless air interface. In this way, the operator in the monitoring center can clearly know the sensor status in real time.“</text:p>
            <text:p text:style-name="P33">http://www.hytera.com/navigation.htm?newsId=1067&amp;columnType=news</text:p>
          </table:table-cell>
        </table:table-row>
        <table:table-row>
          <table:table-cell table:style-name="Ports.A6" office:value-type="string">
            <text:p text:style-name="P23">TMP</text:p>
          </table:table-cell>
          <table:table-cell table:style-name="Ports.B5" office:value-type="string">
            <text:p text:style-name="P23">30007</text:p>
          </table:table-cell>
          <table:table-cell table:style-name="Ports.C5" office:value-type="string">
            <text:p text:style-name="P23">30008</text:p>
          </table:table-cell>
          <table:table-cell table:style-name="Ports.D5" office:value-type="string">
            <text:p text:style-name="P19"><text:span text:style-name="T9">Hytera Text Message </text:span>Protocol?</text:p>
            <text:p text:style-name="P34">„The text message ADK allows text messages to be sent and received on a PC.“</text:p>
            <text:p text:style-name="P34">http://www.hytera.com/mena/navigation.htm?newsId=9086&amp;columnType=news</text:p>
          </table:table-cell>
        </table:table-row>
        <table:table-row>
          <table:table-cell table:style-name="Ports.A6" office:value-type="string">
            <text:p text:style-name="P23">RCP</text:p>
          </table:table-cell>
          <table:table-cell table:style-name="Ports.B6" office:value-type="string">
            <text:p text:style-name="P23">30009</text:p>
          </table:table-cell>
          <table:table-cell table:style-name="Ports.C6" office:value-type="string">
            <text:p text:style-name="P23"><text:bookmark-start text:name="__DdeLink__11_214485990"/>300<text:bookmark-end text:name="__DdeLink__11_214485990"/>10</text:p>
          </table:table-cell>
          <table:table-cell table:style-name="Ports.D6" office:value-type="string">
            <text:p text:style-name="P18">Radio Control Protocol?</text:p>
            <text:p text:style-name="P35">Sehr wahrscheinlich eine Form von Steuerkanal, da nur hier regelmäßig größere Pakete auftauchen (von RTP abgesehen).</text:p>
            <text:p text:style-name="P35"/>
            <text:p text:style-name="P36">Absender-ID an Offset 0x4A (absolut!)?</text:p>
          </table:table-cell>
        </table:table-row>
        <table:table-row>
          <table:table-cell table:style-name="Ports.A7" office:value-type="string">
            <text:p text:style-name="P23">RTP</text:p>
          </table:table-cell>
          <table:table-cell table:style-name="Ports.B7" office:value-type="string">
            <text:p text:style-name="P23">30012</text:p>
          </table:table-cell>
          <table:table-cell table:style-name="Ports.C7" office:value-type="string">
            <text:p text:style-name="P23">30014</text:p>
          </table:table-cell>
          <table:table-cell table:style-name="Ports.D7" office:value-type="string">
            <text:p text:style-name="P17">Real-Time Transport Protocol</text:p>
            <text:p text:style-name="P25"><text:a xlink:type="simple" xlink:href="https://de.wikipedia.org/wiki/Real-Time_Transport_Protocol" text:style-name="Internet_20_link" text:visited-style-name="Visited_20_Internet_20_Link">https://de.wikipedia.org/wiki/Real-Time_Transport_Protocol</text:a></text:p>
            <text:p text:style-name="P26"/>
            <text:p text:style-name="P26"><text:bookmark-start text:name="__DdeLink__22_214485990"/>Payload laut Wireshark: G.711 <text:span text:style-name="T5">mit 160 Bytes/Paket</text:span><text:bookmark-end text:name="__DdeLink__22_214485990"/></text:p>
            <text:p text:style-name="P26"><text:a xlink:type="simple" xlink:href="https://de.wikipedia.org/wiki/G.711" text:style-name="Internet_20_link" text:visited-style-name="Visited_20_Internet_20_Link">https://de.wikipedia.org/wiki/G.711</text:a></text:p>
            <text:p text:style-name="P26">„Bei G.711 wird in zeitlichen Schritten von 125µs, dies entspricht einer <text:a xlink:type="simple" xlink:href="https://de.wikipedia.org/wiki/Abtastrate" text:style-name="Internet_20_link" text:visited-style-name="Visited_20_Internet_20_Link">Abtastrate</text:a> von 8000<text:a xlink:type="simple" xlink:href="https://de.wikipedia.org/wiki/Hertz_%28Einheit%29" text:style-name="Internet_20_link" text:visited-style-name="Visited_20_Internet_20_Link">Hz</text:a>, jeweils ein <text:a xlink:type="simple" xlink:href="https://de.wikipedia.org/wiki/Abtastung_%28Signalverarbeitung%29" text:style-name="Internet_20_link" text:visited-style-name="Visited_20_Internet_20_Link">Sample</text:a> des Audiosignals erzeugt. Das Sample wird dabei verlustbehaftet auf 8bit komprimiert. Der generierte Datenstrom hat eine Datenübertragungsrate von 8000Hz × 8bit = 64kbit/s.“</text:p>
            <text:p text:style-name="P28">Datenrate mag so ungefähr hinkommen.</text:p>
            <text:p text:style-name="P28"/>
            <text:p text:style-name="P28">Für PC → RPT ist RTP plausibel, da dort keine Daten übertragen werden steht aber nur 0xFF in den Paketen. <text:span text:style-name="T6">Beim Drücken von PTT in der Software ändert sich daran </text:span><text:soft-page-break/><text:span text:style-name="T6">allerdings auch nichts, möglicherweise funktioniert Senden nicht wegen Soundkarten-Problemen?</text:span></text:p>
            <text:p text:style-name="P28"/>
            <text:p text:style-name="P28">Die Rückantwort fällt deutlich kürzer aus wenn <text:span text:style-name="T13">k</text:span><text:span text:style-name="T12">ein</text:span> QSO läuft und scheint kein valides RTP zu sein. <text:span text:style-name="T16">Das Paket hat aber eine Hytera-Signatur (s.u.), somit wird offenbar das Protokoll gewechselt wenn kein QSO läuft und das ist ein Keep-Alive oder sowas.</text:span></text:p>
            <text:p text:style-name="P28"/>
            <text:p text:style-name="P29">Sobald ein DMR-Daten via HF empfangen werden, gibt es einen RTP-Stream RPT → PC. Sieht auf den ersten Blick valide aus. <text:span text:style-name="T7">Wireshark kann den Stream auch abspielen.</text:span></text:p>
            <text:p text:style-name="P27">Payload laut Wireshark: G.711 <text:span text:style-name="T5">mit 480 Bytes/Paket. Die Pakete sind 3x so groß, kommen dafür aber auch nur 1/3 so oft vor, so dass die Datenrate identisch bleibt. Clock scheint ein 8 kHz-Timer zu sein, entspricht somit also dem Sample-Zähler.</text:span></text:p>
            <text:p text:style-name="P29"/>
            <text:p text:style-name="P30">Dabei werden interessanterweise auch Daten RTP-Daten ungleich 0xFF in die Gegenrichtung gesendet. <text:span text:style-name="T8">Beim Abspielen mit Wireshark hört man den selben Sound wie über DMR empfangen wurde, allerdings scheint die Qualität etwas schlechter zu sein… vielleicht nimmt die Software ihren eigenen Stereo-Mix auf?</text:span></text:p>
          </table:table-cell>
        </table:table-row>
        <table:table-row>
          <table:table-cell table:style-name="Ports.A9" office:value-type="string">
            <text:p text:style-name="P23">DTP</text:p>
          </table:table-cell>
          <table:table-cell table:style-name="Ports.B9" office:value-type="string">
            <text:p text:style-name="P23">0</text:p>
          </table:table-cell>
          <table:table-cell table:style-name="Ports.C9" office:value-type="string">
            <text:p text:style-name="P23">0</text:p>
          </table:table-cell>
          <table:table-cell table:style-name="Ports.D9" office:value-type="string">
            <text:p text:style-name="Table_20_Contents">?</text:p>
          </table:table-cell>
        </table:table-row>
        <table:table-row>
          <table:table-cell table:style-name="Ports.A9" office:value-type="string">
            <text:p text:style-name="P23">Self Define Data</text:p>
          </table:table-cell>
          <table:table-cell table:style-name="Ports.B9" office:value-type="string">
            <text:p text:style-name="P23">0</text:p>
          </table:table-cell>
          <table:table-cell table:style-name="Ports.C9" office:value-type="string">
            <text:p text:style-name="P23">0</text:p>
          </table:table-cell>
          <table:table-cell table:style-name="Ports.D9" office:value-type="string">
            <text:p text:style-name="Table_20_Contents">?</text:p>
          </table:table-cell>
        </table:table-row>
      </table:table>
      <text:p text:style-name="P8"/>
      <text:p text:style-name="P9">Dies erklärt schonmal, wieso auf <text:s/><text:span text:style-name="T2">30012+30014 </text:span>deutlich mehr Traffic ist.</text:p>
      <text:p text:style-name="P1"/>
      <text:p text:style-name="P12">Hytera-Protkoll-Pakete (alles was nicht RTP ist) schein<text:span text:style-name="T15">en</text:span> mit 0x32 0x42 0x00 anzufangen, dies ist wohl eine Signatur. <text:span text:style-name="T14">Danach folgen noch mindestens 3 Bytes.</text:span></text:p>
      <text:p text:style-name="P14">Das erste Byte hinter der Signatur gibt vermutlich den Paket-Typ an. Eine Länge ist es nicht, da hier verschiedene Werte bei gleicher Paketlänge stehen können.</text:p>
      <text:p text:style-name="P1"/>
      <text:p text:style-name="P15">RCP-Pakete:</text:p>
      <table:table table:name="RCP-Pakete" table:style-name="RCP-Pakete">
        <table:table-column table:style-name="RCP-Pakete.A"/>
        <table:table-column table:style-name="RCP-Pakete.B"/>
        <table:table-column table:style-name="RCP-Pakete.C"/>
        <table:table-row>
          <table:table-cell table:style-name="RCP-Pakete.A1" office:value-type="string">
            <text:p text:style-name="P22">Offset:</text:p>
          </table:table-cell>
          <table:table-cell table:style-name="RCP-Pakete.A1" office:value-type="string">
            <text:p text:style-name="P22"><text:span text:style-name="T19">Feld</text:span>:</text:p>
          </table:table-cell>
          <table:table-cell table:style-name="RCP-Pakete.C1" office:value-type="string">
            <text:p text:style-name="P22">Bedeutung:</text:p>
          </table:table-cell>
        </table:table-row>
        <table:table-row>
          <table:table-cell table:style-name="RCP-Pakete.A7" office:value-type="string">
            <text:p text:style-name="P37">0-2</text:p>
          </table:table-cell>
          <table:table-cell table:style-name="RCP-Pakete.B2" office:value-type="string">
            <text:p text:style-name="P37">Konstante Signatur <text:s/><text:span text:style-name="T18">0x32 0x42 0x00</text:span></text:p>
          </table:table-cell>
          <table:table-cell table:style-name="RCP-Pakete.C2" office:value-type="string">
            <text:p text:style-name="P13"/>
          </table:table-cell>
        </table:table-row>
        <table:table-row>
          <table:table-cell table:style-name="RCP-Pakete.A7" office:value-type="string">
            <text:p text:style-name="P37">3</text:p>
          </table:table-cell>
          <table:table-cell table:style-name="RCP-Pakete.B3" office:value-type="string">
            <text:p text:style-name="P38">Paket-Typ?</text:p>
          </table:table-cell>
          <table:table-cell table:style-name="RCP-Pakete.C3" office:value-type="string">
            <text:list xml:id="list4032224135" text:style-name="L1">
              <text:list-item>
                <text:p text:style-name="P47">0x20 sind die langen Pakete <text:span text:style-name="T23">mit Meta-Daten</text:span>?</text:p>
              </text:list-item>
              <text:list-item>
                <text:p text:style-name="P47">0x01 enthält letzten Sequenz-Zähler vom RPT. Offenbar ACK von PC → RPT?</text:p>
              </text:list-item>
              <text:list-item>
                <text:p text:style-name="P47">0x02 enthält immer nur 2 0-Bytes? Keep-Alive?</text:p>
              </text:list-item>
            </text:list>
          </table:table-cell>
        </table:table-row>
        <table:table-row>
          <table:table-cell table:style-name="RCP-Pakete.A7" office:value-type="string">
            <text:p text:style-name="P37">4</text:p>
          </table:table-cell>
          <table:table-cell table:style-name="RCP-Pakete.B4" office:value-type="string">
            <text:p text:style-name="Table_20_Contents">?</text:p>
          </table:table-cell>
          <table:table-cell table:style-name="RCP-Pakete.C4" office:value-type="string">
            <text:p text:style-name="P41">0x00 oder 0x01?</text:p>
            <text:p text:style-name="P42">Bei <text:span text:style-name="T19">Paket-Typ</text:span> 0x01 immer 0x01?</text:p>
            <text:p text:style-name="P42">Bei <text:span text:style-name="T19">Paket-Typ</text:span> 0x02 immer 0x00?</text:p>
          </table:table-cell>
        </table:table-row>
        <table:table-row>
          <table:table-cell table:style-name="RCP-Pakete.A7" office:value-type="string">
            <text:p text:style-name="P37">5</text:p>
          </table:table-cell>
          <table:table-cell table:style-name="RCP-Pakete.B5" office:value-type="string">
            <text:p text:style-name="P40">Sequenz-Zähler?</text:p>
          </table:table-cell>
          <table:table-cell table:style-name="RCP-Pakete.C5" office:value-type="string">
            <text:p text:style-name="P39">Mit jedem 0x20-Paket inkrementiert? <text:span text:style-name="T20">Nicht in allen Paketen drin.</text:span></text:p>
          </table:table-cell>
        </table:table-row>
        <table:table-row>
          <table:table-cell table:style-name="RCP-Pakete.A7" office:value-type="string">
            <text:p text:style-name="P43">6</text:p>
          </table:table-cell>
          <table:table-cell table:style-name="RCP-Pakete.B6" office:value-type="string">
            <text:p text:style-name="Table_20_Contents"/>
          </table:table-cell>
          <table:table-cell table:style-name="RCP-Pakete.C6" office:value-type="string">
            <text:p text:style-name="Table_20_Contents"/>
          </table:table-cell>
        </table:table-row>
        <text:soft-page-break/>
        <table:table-row>
          <table:table-cell table:style-name="RCP-Pakete.A7" office:value-type="string">
            <text:p text:style-name="P43">7</text:p>
          </table:table-cell>
          <table:table-cell table:style-name="RCP-Pakete.B7" office:value-type="string">
            <text:p text:style-name="Table_20_Contents"/>
          </table:table-cell>
          <table:table-cell table:style-name="RCP-Pakete.C7" office:value-type="string">
            <text:p text:style-name="Table_20_Contents"/>
          </table:table-cell>
        </table:table-row>
        <table:table-row>
          <table:table-cell table:style-name="RCP-Pakete.A9" office:value-type="string">
            <text:p text:style-name="P43">8</text:p>
          </table:table-cell>
          <table:table-cell table:style-name="RCP-Pakete.B9" office:value-type="string">
            <text:p text:style-name="Table_20_Contents"/>
          </table:table-cell>
          <table:table-cell table:style-name="RCP-Pakete.C9" office:value-type="string">
            <text:p text:style-name="Table_20_Contents"/>
          </table:table-cell>
        </table:table-row>
        <table:table-row>
          <table:table-cell table:style-name="RCP-Pakete.A9" office:value-type="string">
            <text:p text:style-name="P43">9-11</text:p>
          </table:table-cell>
          <table:table-cell table:style-name="RCP-Pakete.B9" office:value-type="string">
            <text:p text:style-name="P43">Repeater<text:span text:style-name="T21">-</text:span>ID</text:p>
          </table:table-cell>
          <table:table-cell table:style-name="RCP-Pakete.C9" office:value-type="string">
            <text:p text:style-name="P43">2622007→0x28 0x02 0x37</text:p>
            <text:p text:style-name="P44"><text:span text:style-name="T22">Gespeichert als </text:span>0x28 0x02 0x37</text:p>
          </table:table-cell>
        </table:table-row>
        <table:table-row>
          <table:table-cell table:style-name="RCP-Pakete.A10" office:value-type="string">
            <text:p text:style-name="P43">28-29</text:p>
          </table:table-cell>
          <table:table-cell table:style-name="RCP-Pakete.B10" office:value-type="string">
            <text:p text:style-name="P43">Destination<text:span text:style-name="T21">-</text:span>ID</text:p>
          </table:table-cell>
          <table:table-cell table:style-name="RCP-Pakete.C10" office:value-type="string">
            <text:p text:style-name="P43">TG 2428→0x09 0x7C</text:p>
            <text:p text:style-name="P43">Gespeichert als 0x7C 0x09.</text:p>
            <text:p text:style-name="P43">Das Byte davor oder dahinter müsste auch noch zur ID gehören. Außerdem irgendwo ein PrivateCall/GrpCall-Bit.</text:p>
          </table:table-cell>
        </table:table-row>
        <table:table-row>
          <table:table-cell table:style-name="RCP-Pakete.A11" office:value-type="string">
            <text:p text:style-name="P45">32-34</text:p>
          </table:table-cell>
          <table:table-cell table:style-name="RCP-Pakete.B11" office:value-type="string">
            <text:p text:style-name="P45">Source<text:span text:style-name="T21">-</text:span>ID / Repeater<text:span text:style-name="T21">-</text:span>ID?</text:p>
            <text:p text:style-name="P46">In diesem Feld steht nicht immer das gleiche, das hängt noch von irgendwas anderem ab.</text:p>
          </table:table-cell>
          <table:table-cell table:style-name="RCP-Pakete.C11" office:value-type="string">
            <text:p text:style-name="P45">2422808→0x24 0xF8 0x18</text:p>
            <text:p text:style-name="P45">Gespeichert als 0x18 0xF8 0x24</text:p>
          </table:table-cell>
        </table:table-row>
      </table:table>
      <text:p text:style-name="P15"/>
      <text:p text:style-name="P1"/>
      <text:p text:style-name="P11">Weblinks:</text:p>
      <text:list xml:id="list680353011" text:style-name="L2">
        <text:list-item>
          <text:p text:style-name="P48"><text:span text:style-name="T11">Hytera Dev: </text:span><text:a xlink:type="simple" xlink:href="http://www.hytera.com/mena/navigation.htm?columnId=3261&amp;columnType=list&amp;pageType=develop" text:style-name="Internet_20_link" text:visited-style-name="Visited_20_Internet_20_Link"><text:span text:style-name="T11">http://www.hytera.com/mena/navigation.htm?columnId=3261&amp;columnType=list&amp;pageType=develop</text:span></text:a></text:p>
        </text:list-item>
        <text:list-item>
          <text:p text:style-name="P49">Hytera Glossar (eher allgemein gehalten): <text:a xlink:type="simple" xlink:href="http://www.hytera.com/mena/navigation.htm?columnId=3268&amp;columnType=list&amp;pageType=letter" text:style-name="Internet_20_link" text:visited-style-name="Visited_20_Internet_20_Link">http://www.hytera.com/mena/navigation.htm?columnId=3268&amp;columnType=list&amp;pageType=letter</text:a></text:p>
        </text:list-item>
      </text:list>
      <text:p text:style-name="P2"/>
      <text:p text:style-name="P3">[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1:13:50.172000000</meta:creation-date>
    <meta:editing-duration>P0D</meta:editing-duration>
    <meta:editing-cycles>1</meta:editing-cycles>
    <meta:generator>LibreOffice/5.3.5.2$Windows_x86 LibreOffice_project/50d9bf2b0a79cdb85a3814b592608037a682059d</meta:generator>
    <meta:document-statistic meta:table-count="2" meta:image-count="0" meta:object-count="0" meta:page-count="4" meta:paragraph-count="114" meta:word-count="964" meta:character-count="6668" meta:non-whitespace-character-count="5817"/>
  </office:meta>
</office:document-meta>
</file>